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çã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/>
          <table:table-cell office:value-type="string" calcext:value-type="string">
            <text:p>placa JLCPCB</text:p>
          </table:table-cell>
          <table:table-cell office:value-type="float" office:value="361.2" calcext:value-type="float">
            <text:p>361,2</text:p>
          </table:table-cell>
        </table:table-row>
        <table:table-row table:style-name="ro1">
          <table:table-cell/>
          <table:table-cell office:value-type="string" calcext:value-type="string">
            <text:p>10 conector bateria</text:p>
          </table:table-cell>
          <table:table-cell office:value-type="float" office:value="50.61" calcext:value-type="float">
            <text:p>50,61</text:p>
          </table:table-cell>
        </table:table-row>
        <table:table-row table:style-name="ro1">
          <table:table-cell/>
          <table:table-cell office:value-type="string" calcext:value-type="string">
            <text:p>5 buzzer</text:p>
          </table:table-cell>
          <table:table-cell office:value-type="float" office:value="60.81" calcext:value-type="float">
            <text:p>60,81</text:p>
          </table:table-cell>
        </table:table-row>
        <table:table-row table:style-name="ro1">
          <table:table-cell/>
          <table:table-cell office:value-type="string" calcext:value-type="string">
            <text:p>10 bolas de acrĺic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Demais componentes</text:p>
          </table:table-cell>
          <table:table-cell office:value-type="float" office:value="141.74" calcext:value-type="float">
            <text:p>141,74</text:p>
          </table:table-cell>
        </table:table-row>
        <table:table-row table:style-name="ro1">
          <table:table-cell/>
          <table:table-cell office:value-type="string" calcext:value-type="string">
            <text:p>impostos placas</text:p>
          </table:table-cell>
          <table:table-cell office:value-type="float" office:value="111.33" calcext:value-type="float">
            <text:p>111,33</text:p>
          </table:table-cell>
        </table:table-row>
        <table:table-row table:style-name="ro1">
          <table:table-cell/>
          <table:table-cell office:value-type="string" calcext:value-type="string">
            <text:p>impostos placas</text:p>
          </table:table-cell>
          <table:table-cell office:value-type="float" office:value="86.66" calcext:value-type="float">
            <text:p>86,66</text:p>
          </table:table-cell>
        </table:table-row>
        <table:table-row table:style-name="ro1">
          <table:table-cell/>
          <table:table-cell office:value-type="string" calcext:value-type="string">
            <text:p>impostos componentes</text:p>
          </table:table-cell>
          <table:table-cell office:value-type="float" office:value="78.48" calcext:value-type="float">
            <text:p>78,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10])" office:value-type="float" office:value="902.83" calcext:value-type="float">
            <text:p>902,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or por placa</text:p>
          </table:table-cell>
          <table:table-cell table:formula="of:=[.C12]/15" office:value-type="float" office:value="60.1886666666667" calcext:value-type="float">
            <text:p>60,188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1:19:26.114906535</meta:creation-date>
    <dc:date>2023-12-23T16:09:51.658172540</dc:date>
    <meta:editing-duration>PT9M21S</meta:editing-duration>
    <meta:editing-cycles>3</meta:editing-cycles>
    <meta:generator>LibreOffice/7.3.7.2$Linux_X86_64 LibreOffice_project/30$Build-2</meta:generator>
    <meta:document-statistic meta:table-count="1" meta:cell-count="22" meta:object-count="0"/>
  </office:meta>
</office:document-meta>
</file>